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ourier New" officeooo:rsid="00145f07" officeooo:paragraph-rsid="00145f07"/>
    </style:style>
    <style:style style:name="P2" style:family="paragraph" style:parent-style-name="Standard">
      <style:text-properties style:font-name="Courier New" fo:font-weight="bold" officeooo:rsid="00145f07" officeooo:paragraph-rsid="00145f07" style:font-weight-asian="bold" style:font-weight-complex="bold"/>
    </style:style>
    <style:style style:name="P3" style:family="paragraph" style:parent-style-name="Standard">
      <style:text-properties style:font-name="Courier New" fo:font-weight="bold" officeooo:rsid="0015e6d5" officeooo:paragraph-rsid="0015e6d5" style:font-weight-asian="bold" style:font-weight-complex="bold"/>
    </style:style>
    <style:style style:name="P4" style:family="paragraph" style:parent-style-name="Standard">
      <style:text-properties style:font-name="Courier New" fo:font-weight="normal" officeooo:rsid="00145f07" officeooo:paragraph-rsid="00145f07" style:font-weight-asian="normal" style:font-weight-complex="normal"/>
    </style:style>
    <style:style style:name="P5" style:family="paragraph" style:parent-style-name="Standard" style:list-style-name="L1">
      <style:text-properties style:font-name="Courier New" fo:font-weight="normal" officeooo:rsid="00145f07" officeooo:paragraph-rsid="00145f07" style:font-weight-asian="normal" style:font-weight-complex="normal"/>
    </style:style>
    <style:style style:name="P6" style:family="paragraph" style:parent-style-name="Standard" style:list-style-name="L3">
      <style:text-properties style:font-name="Courier New" fo:font-weight="normal" officeooo:rsid="00145f07" officeooo:paragraph-rsid="00145f07" style:font-weight-asian="normal" style:font-weight-complex="normal"/>
    </style:style>
    <style:style style:name="P7" style:family="paragraph" style:parent-style-name="Standard" style:list-style-name="L3">
      <style:text-properties style:font-name="Courier New" fo:font-weight="normal" officeooo:rsid="0015e6d5" officeooo:paragraph-rsid="0015e6d5" style:font-weight-asian="normal" style:font-weight-complex="normal"/>
    </style:style>
    <style:style style:name="P8" style:family="paragraph" style:parent-style-name="Standard">
      <style:text-properties style:font-name="Courier New" fo:font-weight="normal" officeooo:rsid="0015e6d5" officeooo:paragraph-rsid="0015e6d5" style:font-weight-asian="normal" style:font-weight-complex="normal"/>
    </style:style>
    <style:style style:name="P9" style:family="paragraph" style:parent-style-name="Text_20_body">
      <style:text-properties style:font-name="Courier New" fo:font-weight="normal" officeooo:rsid="00145f07" officeooo:paragraph-rsid="00145f07" style:font-weight-asian="normal" style:font-weight-complex="normal"/>
    </style:style>
    <style:style style:name="T1" style:family="text">
      <style:text-properties officeooo:rsid="0015e6d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Ángel García Pérez <text:tab/><text:tab/><text:tab/><text:tab/><text:tab/><text:tab/><text:tab/><text:tab/><text:tab/>1ºDAW 24/25</text:p>
      <text:p text:style-name="P1"/>
      <text:p text:style-name="P1">Actividad 3.1 </text:p>
      <text:p text:style-name="P1">Modelo Entidad Relación</text:p>
      <text:p text:style-name="P1">Entidades y Atributos</text:p>
      <text:p text:style-name="P1"/>
      <text:p text:style-name="P1"/>
      <text:p text:style-name="P2">Ejercicio 1:</text:p>
      <text:p text:style-name="P2"/>
      <text:p text:style-name="P4">Determine al menos 4 entidades posibles para modelar la base de datos relacionada con la gestión de un gimnasio:</text:p>
      <text:p text:style-name="P4"/>
      <text:list text:style-name="L1">
        <text:list-item>
          <text:p text:style-name="P5">Clientes</text:p>
        </text:list-item>
        <text:list-item>
          <text:p text:style-name="P5">Horarios</text:p>
        </text:list-item>
        <text:list-item>
          <text:p text:style-name="P5">Salas</text:p>
        </text:list-item>
        <text:list-item>
          <text:p text:style-name="P5">Monitores</text:p>
        </text:list-item>
      </text:list>
      <text:p text:style-name="P4"/>
      <text:p text:style-name="P2">Ejercicio 2:</text:p>
      <text:p text:style-name="P2"/>
      <text:p text:style-name="P9"><text:bookmark text:name="yui_3_18_1_1_1729497712275_152"/><text:bookmark text:name="yui_3_18_1_1_1729497712275_151"/>Determinar una serie de posibles atributos para cada una delas entidades obtenidas en el ejercicio anterior. Uno de los atributos ha de ser el AI cuyo nombre siempre será id.</text:p>
      <text:p text:style-name="P2"/>
      <text:p text:style-name="P2"/>
      <text:list text:style-name="L3">
        <text:list-item>
          <text:p text:style-name="P6">Clientes → ID, Nombre, Apellidos, Dirección, Población, Teléfono, DNI.</text:p>
        </text:list-item>
        <text:list-item>
          <text:p text:style-name="P6">Horarios → Día, hora_apertura, hora_cierr<text:span text:style-name="T1">e</text:span></text:p>
        </text:list-item>
        <text:list-item>
          <text:p text:style-name="P7">Salas → ID, Descripción, Especialidad.</text:p>
        </text:list-item>
        <text:list-item>
          <text:p text:style-name="P7">Monitores → ID, Nombre, Apellidos, Especialidad</text:p>
        </text:list-item>
      </text:list>
      <text:p text:style-name="P8"/>
      <text:p text:style-name="P3">Ejercicio 3: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10:10:28.924000000</meta:creation-date>
    <dc:date>2024-10-21T10:31:48.690000000</dc:date>
    <meta:editing-duration>PT21M21S</meta:editing-duration>
    <meta:editing-cycles>2</meta:editing-cycles>
    <meta:generator>LibreOffice/7.6.7.2$Windows_X86_64 LibreOffice_project/dd47e4b30cb7dab30588d6c79c651f218165e3c5</meta:generator>
    <meta:document-statistic meta:table-count="0" meta:image-count="0" meta:object-count="0" meta:page-count="1" meta:paragraph-count="17" meta:word-count="105" meta:character-count="654" meta:non-whitespace-character-count="564"/>
  </office:meta>
</office:document-meta>
</file>